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Typewriter" svg:font-family="TlwgTypewriter" style:font-family-generic="moder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459c6" officeooo:paragraph-rsid="001459c6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459c6" officeooo:paragraph-rsid="001459c6" style:font-size-asian="21pt" style:font-size-complex="24pt"/>
    </style:style>
    <style:style style:name="P3" style:family="paragraph" style:parent-style-name="Standard">
      <style:paragraph-properties fo:text-align="justify" style:justify-single-word="false"/>
      <style:text-properties fo:font-size="10.5pt" officeooo:rsid="001459c6" officeooo:paragraph-rsid="001459c6" style:font-size-asian="9.14999961853027pt" style:font-size-complex="10.5pt"/>
    </style:style>
    <style:style style:name="P4" style:family="paragraph" style:parent-style-name="Standard">
      <style:paragraph-properties fo:text-align="justify" style:justify-single-word="false"/>
      <style:text-properties fo:font-size="10.5pt" officeooo:rsid="001459c6" officeooo:paragraph-rsid="00153dde" style:font-size-asian="9.14999961853027pt" style:font-size-complex="10.5pt"/>
    </style:style>
    <style:style style:name="P5" style:family="paragraph" style:parent-style-name="Standard">
      <style:paragraph-properties fo:text-align="justify" style:justify-single-word="false"/>
      <style:text-properties fo:font-size="10.5pt" officeooo:rsid="001459c6" officeooo:paragraph-rsid="001613bf" style:font-size-asian="9.14999961853027pt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officeooo:rsid="001459c6" officeooo:paragraph-rsid="001798be" style:font-size-asian="9.14999961853027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798be" officeooo:paragraph-rsid="001798be" style:font-size-asian="9.14999961853027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rsid="0019782c" officeooo:paragraph-rsid="0019782c" style:font-size-asian="9.14999961853027pt" style:font-size-complex="10.5pt"/>
    </style:style>
    <style:style style:name="T1" style:family="text">
      <style:text-properties officeooo:rsid="00153dde"/>
    </style:style>
    <style:style style:name="T2" style:family="text">
      <style:text-properties fo:color="#ffffff" loext:opacity="100%" style:font-name="TlwgTypewriter" officeooo:rsid="00153dde" fo:background-color="#1c1c1c" loext:char-shading-value="0"/>
    </style:style>
    <style:style style:name="T3" style:family="text">
      <style:text-properties fo:color="#ffffff" loext:opacity="100%" style:font-name="TlwgTypewriter" officeooo:rsid="0015bad1" fo:background-color="#000000" loext:char-shading-value="0"/>
    </style:style>
    <style:style style:name="T4" style:family="text">
      <style:text-properties fo:color="#ffffff" loext:opacity="100%" style:font-name="TlwgTypewriter" officeooo:rsid="001613bf" fo:background-color="#000000" loext:char-shading-value="0"/>
    </style:style>
    <style:style style:name="T5" style:family="text">
      <style:text-properties fo:color="#ffffff" loext:opacity="100%" style:font-name="TlwgTypewriter" officeooo:rsid="001798be" fo:background-color="#000000" loext:char-shading-value="0"/>
    </style:style>
    <style:style style:name="T6" style:family="text">
      <style:text-properties fo:color="#ffffff" loext:opacity="100%" style:font-name="TlwgTypewriter" fo:background-color="#000000" loext:char-shading-value="0"/>
    </style:style>
    <style:style style:name="T7" style:family="text">
      <style:text-properties fo:color="#ffffff" loext:opacity="100%" style:font-name="TlwgTypewriter" officeooo:rsid="0019782c" fo:background-color="#000000" loext:char-shading-value="0"/>
    </style:style>
    <style:style style:name="T8" style:family="text">
      <style:text-properties fo:color="#ffffff" loext:opacity="100%" style:font-name="TlwgTypewriter" officeooo:rsid="001b3032" fo:background-color="#000000" loext:char-shading-value="0"/>
    </style:style>
    <style:style style:name="T9" style:family="text">
      <style:text-properties fo:color="#ffffff" loext:opacity="100%" style:font-name="TlwgTypewriter" officeooo:rsid="001bcd16" fo:background-color="#000000" loext:char-shading-value="0"/>
    </style:style>
    <style:style style:name="T10" style:family="text">
      <style:text-properties fo:color="#000000" loext:opacity="100%" style:font-name="Liberation Serif" officeooo:rsid="00153dde" fo:background-color="transparent" loext:char-shading-value="0"/>
    </style:style>
    <style:style style:name="T11" style:family="text">
      <style:text-properties fo:color="#000000" loext:opacity="100%" style:font-name="Liberation Serif" officeooo:rsid="0015bad1" fo:background-color="transparent" loext:char-shading-value="0"/>
    </style:style>
    <style:style style:name="T12" style:family="text">
      <style:text-properties fo:color="#000000" loext:opacity="100%" style:font-name="Liberation Serif" officeooo:rsid="001613bf" fo:background-color="transparent" loext:char-shading-value="0"/>
    </style:style>
    <style:style style:name="T13" style:family="text">
      <style:text-properties fo:color="#000000" loext:opacity="100%" style:font-name="Liberation Serif" officeooo:rsid="001798be" fo:background-color="transparent" loext:char-shading-value="0"/>
    </style:style>
    <style:style style:name="T14" style:family="text">
      <style:text-properties fo:color="#000000" loext:opacity="100%" style:font-name="Liberation Serif" fo:background-color="transparent" loext:char-shading-value="0"/>
    </style:style>
    <style:style style:name="T15" style:family="text">
      <style:text-properties fo:color="#000000" loext:opacity="100%" style:font-name="Liberation Serif" officeooo:rsid="0019782c" fo:background-color="transparent" loext:char-shading-value="0"/>
    </style:style>
    <style:style style:name="T16" style:family="text">
      <style:text-properties fo:color="#000000" loext:opacity="100%" style:font-name="Liberation Serif" officeooo:rsid="001b3032" fo:background-color="transparent" loext:char-shading-value="0"/>
    </style:style>
    <style:style style:name="T17" style:family="text">
      <style:text-properties fo:color="#000000" loext:opacity="100%" style:font-name="Liberation Serif" officeooo:rsid="001bcd16" fo:background-color="transparent" loext:char-shading-value="0"/>
    </style:style>
    <style:style style:name="T18" style:family="text">
      <style:text-properties fo:color="#000000" loext:opacity="100%" style:font-name="TlwgTypewriter" officeooo:rsid="0019782c" fo:background-color="transparent" loext:char-shading-value="0"/>
    </style:style>
    <style:style style:name="T19" style:family="text">
      <style:text-properties fo:color="#000000" loext:opacity="100%" style:font-name="TlwgTypewriter" officeooo:rsid="001b3032" fo:background-color="transparent" loext:char-shading-value="0"/>
    </style:style>
    <style:style style:name="T20" style:family="text">
      <style:text-properties fo:color="#000000" loext:opacity="100%" style:font-name="TlwgTypewriter" officeooo:rsid="001bcd16" fo:background-color="transparent" loext:char-shading-value="0"/>
    </style:style>
    <style:style style:name="T21" style:family="text">
      <style:text-properties fo:color="#000000" loext:opacity="100%" style:font-name="TlwgTypewriter" officeooo:rsid="0019782c" fo:background-color="#000000" loext:char-shading-value="0"/>
    </style:style>
    <style:style style:name="T22" style:family="text">
      <style:text-properties fo:color="#000000" loext:opacity="100%" style:font-name="TlwgTypewriter" officeooo:rsid="001b3032" fo:background-color="#000000" loext:char-shading-value="0"/>
    </style:style>
    <style:style style:name="T23" style:family="text">
      <style:text-properties fo:color="#000000" loext:opacity="100%" style:font-name="TlwgTypewriter" officeooo:rsid="001bcd16" fo:background-color="#000000" loext:char-shading-value="0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os Sistemas Operativos</text:p>
      <text:p text:style-name="P2">Práctica 2</text:p>
      <text:p text:style-name="P3"/>
      <text:p text:style-name="P3"/>
      <text:p text:style-name="P3"/>
      <text:p text:style-name="P3"/>
      <text:p text:style-name="P3">1. <text:tab/>a) Algunos editores de texto que vienen comúnmente preinstalados en distribuciones de linux son Vim, <text:tab/>Nano y Emacs.</text:p>
      <text:p text:style-name="P3"><text:tab/>b) Vi tiene los modos…</text:p>
      <text:p text:style-name="P3"/>
      <text:p text:style-name="P4">2. <text:tab/>a)</text:p>
      <text:p text:style-name="P4"/>
      <text:p text:style-name="P4"><text:span text:style-name="T1">8. <text:tab/>a) Se debe utilizar el comando </text:span><text:span text:style-name="T2">kill 23</text:span><text:span text:style-name="T10">. </text:span><text:span text:style-name="T11">Si el proceso no puede ser terminado por algún motivo pero se <text:tab/> <text:s text:c="3"/>desea eliminarlo de todas formas, se debe usar el parámetro </text:span><text:span text:style-name="T3">-9</text:span><text:span text:style-name="T11"> antes del PID.</text:span></text:p>
      <text:p text:style-name="P5"><text:span text:style-name="T11"><text:tab/>b) </text:span><text:span text:style-name="T12">Si se intenta matar el proceso “init”, la consola responde con la leyenda </text:span></text:p>
      <text:p text:style-name="P5"><text:span text:style-name="T12"><text:tab/> <text:s text:c="3"/></text:span><text:span text:style-name="T4">Operation not permited</text:span><text:span text:style-name="T12">.</text:span></text:p>
      <text:p text:style-name="P6"><text:span text:style-name="T12"><text:tab/>c) Utilizo el comando </text:span><text:span text:style-name="T4">find /home/ -print | grep “.conf”</text:span><text:span text:style-name="T12">. Con </text:span><text:span text:style-name="T4">find</text:span><text:span text:style-name="T12"> indico que imprimir <text:tab/> <text:s text:c="3"/>todos archivos en la carpeta </text:span><text:span text:style-name="T4">/home/</text:span><text:span text:style-name="T12">, que contiene los archivos de usuario, y con </text:span><text:span text:style-name="T4">gre</text:span><text:span text:style-name="T5">p</text:span><text:span text:style-name="T12"> </text:span><text:span text:style-name="T13">b</text:span><text:span text:style-name="T12">usco <text:s text:c="3"/><text:tab/> <text:tab/> <text:s text:c="3"/>aquellos nombres que contengan la expresión </text:span><text:span text:style-name="T4">“.conf”</text:span><text:span text:style-name="T12">.</text:span></text:p>
      <text:p text:style-name="P5"><text:span text:style-name="T12"><text:tab/></text:span><text:span text:style-name="T13">d) Se puede usar </text:span><text:span text:style-name="T5">ps &gt; /home/carla/procesos</text:span><text:span text:style-name="T13">. <text:s/>Si se quieren más detalles, se puede usar el <text:tab/> <text:s/><text:tab/> <text:s text:c="4"/>parámetro </text:span><text:span text:style-name="T5">-ef</text:span><text:span text:style-name="T13">.</text:span></text:p>
      <text:p text:style-name="P7"><text:span text:style-name="T14"><text:tab/>e) Se utiliza el comando </text:span><text:span text:style-name="T6">chmod 751 /home/carla/xxxx</text:span><text:span text:style-name="T14">.</text:span></text:p>
      <text:p text:style-name="P7"><text:span text:style-name="T14"><text:tab/>f) Se utiliza el comando </text:span><text:span text:style-name="T6">chmod 650 /home/carla/yyyy</text:span><text:span text:style-name="T14">.</text:span></text:p>
      <text:p text:style-name="P7"><text:span text:style-name="T15"><text:tab/>g) Se usa el comando </text:span><text:span text:style-name="T7">rm -r /opt/</text:span><text:span text:style-name="T15">.</text:span></text:p>
      <text:p text:style-name="P7"><text:span text:style-name="T15"><text:tab/></text:span><text:span text:style-name="T16">h) Se puede usar el comando </text:span><text:span text:style-name="T8">chown /opt/isodata iso2023</text:span><text:span text:style-name="T16">.</text:span></text:p>
      <text:p text:style-name="P7"><text:span text:style-name="T15"><text:tab/>i</text:span><text:span text:style-name="T14">) </text:span><text:span text:style-name="T15">Se ejecuta el comando </text:span><text:span text:style-name="T7">pwd &gt; /home/carla/donde</text:span><text:span text:style-name="T15">.</text:span></text:p>
      <text:p text:style-name="P7"><text:span text:style-name="T15"/></text:p>
      <text:p text:style-name="P8"><text:span text:style-name="T15">9.<text:tab/></text:span><text:span text:style-name="T16">a) </text:span><text:span text:style-name="T8">sudo su -</text:span></text:p>
      <text:p text:style-name="P7"><text:span text:style-name="T15"><text:tab/></text:span><text:span text:style-name="T16">b) </text:span><text:span text:style-name="T9">sudo useradd abm &amp;&amp; sudo passwd abm</text:span><text:span text:style-name="T17">.</text:span></text:p>
      <text:p text:style-name="P7"><text:span text:style-name="T17"><text:tab/>c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Typewriter" svg:font-family="TlwgTypewrite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7:40:10.518152084</meta:creation-date>
    <dc:date>2023-09-01T18:53:54.699023188</dc:date>
    <meta:editing-duration>PT12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96" meta:character-count="1155" meta:non-whitespace-character-count="925"/>
  </office:meta>
</office:document-meta>
</file>